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Noto Sans', Ubuntu, 'Droid Sans', 'Helvetica Neue', sans-serif"/>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3dea23"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dea23"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9" style:family="paragraph" style:parent-style-name="OOS_5f_Base" style:list-style-name="L1"/>
    <style:style style:name="P10"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3dea23" style:font-size-asian="14pt" style:font-size-complex="14pt"/>
    </style:style>
    <style:style style:name="P11" style:family="paragraph" style:parent-style-name="Text_20_body" style:list-style-name="L1">
      <loext:graphic-properties draw:fill-hatch-name="hatch"/>
      <style:paragraph-properties fo:margin-top="0cm" fo:margin-bottom="0.25cm" style:contextual-spacing="false" fo:line-height="100%"/>
      <style:text-properties fo:font-size="14pt" officeooo:paragraph-rsid="0048e8f3" style:font-size-asian="14pt" style:font-size-complex="14pt"/>
    </style:style>
    <style:style style:name="P12"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3"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4" style:family="paragraph" style:parent-style-name="Text_20_body">
      <loext:graphic-properties draw:fill-hatch-name="hatch"/>
      <style:paragraph-properties fo:margin-top="0.101cm" fo:margin-bottom="0.499cm" style:contextual-spacing="false" fo:line-height="115%"/>
      <style:text-properties officeooo:paragraph-rsid="002e001c"/>
    </style:style>
    <style:style style:name="P15" style:family="paragraph" style:parent-style-name="Text_20_body">
      <loext:graphic-properties draw:fill-hatch-name="hatch"/>
      <style:paragraph-properties fo:margin-top="0.101cm" fo:margin-bottom="0.499cm" style:contextual-spacing="false" fo:line-height="115%" fo:break-before="page"/>
      <style:text-properties officeooo:paragraph-rsid="002e001c"/>
    </style:style>
    <style:style style:name="P16" style:family="paragraph" style:parent-style-name="Text_20_body" style:list-style-name="L3"/>
    <style:style style:name="T1" style:family="text">
      <style:text-properties officeooo:rsid="003f303a"/>
    </style:style>
    <style:style style:name="T2" style:family="text">
      <style:text-properties officeooo:rsid="00382517"/>
    </style:style>
    <style:style style:name="T3" style:family="text">
      <style:text-properties officeooo:rsid="001c3ee7"/>
    </style:style>
    <style:style style:name="T4" style:family="text">
      <style:text-properties officeooo:rsid="0025b437"/>
    </style:style>
    <style:style style:name="T5" style:family="text">
      <style:text-properties fo:font-style="italic" style:font-style-asian="italic" style:font-style-complex="italic"/>
    </style:style>
    <style:style style:name="T6" style:family="text">
      <style:text-properties fo:font-style="italic" officeooo:rsid="0048e8f3"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3dea23"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5b437" style:font-weight-asian="bold" style:font-weight-complex="bold"/>
    </style:style>
    <style:style style:name="T11" style:family="text">
      <style:text-properties fo:font-weight="bold" officeooo:rsid="002fe488" style:font-weight-asian="bold" style:font-weight-complex="bold"/>
    </style:style>
    <style:style style:name="T12" style:family="text">
      <style:text-properties officeooo:rsid="002c8a67"/>
    </style:style>
    <style:style style:name="T13" style:family="text">
      <style:text-properties officeooo:rsid="002cdea2"/>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officeooo:rsid="0032b6a9"/>
    </style:style>
    <style:style style:name="T17" style:family="text">
      <style:text-properties officeooo:rsid="0035852a"/>
    </style:style>
    <style:style style:name="T18" style:family="text">
      <style:text-properties fo:font-weight="normal" style:font-weight-asian="normal" style:font-weight-complex="normal"/>
    </style:style>
    <style:style style:name="T19" style:family="text">
      <style:text-properties officeooo:rsid="003a90dc"/>
    </style:style>
    <style:style style:name="T20" style:family="text">
      <style:text-properties officeooo:rsid="003ad9c3"/>
    </style:style>
    <style:style style:name="T21" style:family="text">
      <style:text-properties officeooo:rsid="003d67f1"/>
    </style:style>
    <style:style style:name="T22" style:family="text">
      <style:text-properties officeooo:rsid="003dea23"/>
    </style:style>
    <style:style style:name="T23" style:family="text">
      <style:text-properties officeooo:rsid="00411ad4"/>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42820b"/>
    </style:style>
    <style:style style:name="T26" style:family="text">
      <style:text-properties officeooo:rsid="002862eb"/>
    </style:style>
    <style:style style:name="T27" style:family="text">
      <style:text-properties officeooo:rsid="00462dba"/>
    </style:style>
    <style:style style:name="T28" style:family="text">
      <style:text-properties officeooo:rsid="0047e9c6"/>
    </style:style>
    <style:style style:name="T29" style:family="text">
      <style:text-properties officeooo:rsid="00487410"/>
    </style:style>
    <style:style style:name="T30" style:family="text">
      <style:text-properties officeooo:rsid="00487529"/>
    </style:style>
    <style:style style:name="T31" style:family="text">
      <style:text-properties officeooo:rsid="0048e8f3"/>
    </style:style>
    <style:style style:name="T32" style:family="text">
      <style:text-properties style:text-position="super 58%" officeooo:rsid="0048e8f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OS_5f_Base"><text:span text:style-name="T10">Call to Worship</text:span><text:span text:style-name="T4"> </text:span><text:span text:style-name="T30">1 Chron 16:8-12 </text:span><text:span text:style-name="T4">/ </text:span>Opening prayer (John A)</text:p>
      <text:p text:style-name="OOS_5f_Base"><text:span text:style-name="T15">Praise:</text:span><text:span text:style-name="T14"> </text:span><text:span text:style-name="Emphasis"><text:span text:style-name="T14">By Faith</text:span></text:span></text:p>
      <text:p text:style-name="OOS_5f_Base"><text:span text:style-name="T9">Bible Reading:</text:span> 2 Corinthians 12:1-10 (Mar<text:span text:style-name="T28">J</text:span>o A)</text:p>
      <text:p text:style-name="OOS_5f_Base"><text:span text:style-name="T9">Mission Matters:</text:span> (Gaye M)</text:p>
      <text:p text:style-name="OOS_5f_Base"><text:span text:style-name="T9">Sunday School:</text:span> (Mook L)</text:p>
      <text:p text:style-name="OOS_5f_Base"><text:span text:style-name="T9">Praise:</text:span> <text:span text:style-name="Emphasis">Every Step </text:span><text:span text:style-name="Emphasis"><text:span text:style-name="T29">(I can sing with my whole heart)</text:span></text:span></text:p>
      <text:p text:style-name="OOS_5f_Base"><text:span text:style-name="T15">Announcements</text:span><text:span text:style-name="T14"> (John A)</text:span></text:p>
      <text:list xml:id="list1498409388" text:style-name="L1">
        <text:list-item>
          <text:p text:style-name="P10"><text:span text:style-name="T22">Lunch with Mihalyi’s</text:span></text:p>
        </text:list-item>
        <text:list-item>
          <text:p text:style-name="P11"><text:span text:style-name="T31">Church </text:span><text:span text:style-name="T22">camp</text:span></text:p>
        </text:list-item>
        <text:list-item>
          <text:p text:style-name="P11"><text:span text:style-name="T22">newcomers lunch</text:span></text:p>
        </text:list-item>
        <text:list-item>
          <text:p text:style-name="P11"><text:span text:style-name="T22">evening service </text:span><text:span text:style-name="T31">26</text:span><text:span text:style-name="T32">th</text:span><text:span text:style-name="T31"> (next week)</text:span></text:p>
        </text:list-item>
        <text:list-item>
          <text:p text:style-name="P9">Morning Tea and fellowship after the service</text:p>
        </text:list-item>
      </text:list>
      <text:p text:style-name="OOS_5f_Base"><text:span text:style-name="T9">Prayer for the church and the world:</text:span> (<text:span text:style-name="T1">John A</text:span>)</text:p>
      <text:p text:style-name="OOS_5f_Base"><text:span text:style-name="T11">B</text:span><text:span text:style-name="T9">ible Reading:</text:span> 2 Kings 18 (Pam W)</text:p>
      <text:p text:style-name="OOS_5f_Base"><text:span text:style-name="T9">Praise:</text:span> <text:span text:style-name="T5">In Christ </text:span><text:span text:style-name="T6">A</text:span><text:span text:style-name="T5">lone</text:span> (OFFERING)</text:p>
      <text:p text:style-name="OOS_5f_Base"><text:span text:style-name="T15">Sermon:</text:span><text:span text:style-name="T14"> </text:span>“FACING THE GIANT IN FRONT OF US” (Mook L)</text:p>
      <text:p text:style-name="OOS_5f_Base"><text:span text:style-name="T9">Praise:</text:span> <text:span text:style-name="T5">He Will Hold Me Fast</text:span></text:p>
      <text:p text:style-name="OOS_5f_Base"><text:span text:style-name="T9">Benediction</text:span> (<text:span text:style-name="T22">Mook</text:span>)</text:p>
      <text:p text:style-name="P5">Opening Prayer (<text:span text:style-name="T28">1 Chron 16:8-</text:span><text:span text:style-name="T30">12</text:span><text:span text:style-name="T12">)</text:span></text:p>
      <text:p text:style-name="P13"><text:span text:style-name="T28">8</text:span> Oh give thanks to the Lord; call upon <text:span text:style-name="T29">H</text:span>is name;</text:p>
      <text:p text:style-name="P12"><text:s text:c="4"/>make known <text:span text:style-name="T29">H</text:span>is deeds among the peoples!</text:p>
      <text:p text:style-name="P12">9 Sing to <text:span text:style-name="T29">H</text:span>im; sing praises to <text:span text:style-name="T29">H</text:span>im; tell of all <text:span text:style-name="T29">H</text:span>is wondrous works!</text:p>
      <text:p text:style-name="P12">10 Glory in <text:span text:style-name="T29">H</text:span>is holy name; let the hearts of those who seek the Lord rejoice!</text:p>
      <text:p text:style-name="P12">11 Seek the Lord and <text:span text:style-name="T29">H</text:span>is strength; seek <text:span text:style-name="T29">H</text:span>is presence continually!</text:p>
      <text:p text:style-name="P12">12 Remember the wondrous works that <text:span text:style-name="T29">H</text:span>e has done,</text:p>
      <text:p text:style-name="P12"><text:s text:c="4"/><text:span text:style-name="T29">H</text:span>is miracles and the judgements <text:span text:style-name="T29">H</text:span>e uttered,</text:p>
      <text:p text:style-name="P6"><text:span text:style-name="T19">Heavenly </text:span>Father<text:span text:style-name="T16">,</text:span> we thank You <text:span text:style-name="T13">that </text:span><text:span text:style-name="T25">You </text:span><text:span text:style-name="T30">are</text:span><text:span text:style-name="T29"> the Glorious Creator</text:span><text:span text:style-name="T25">, as </text:span><text:span text:style-name="T29">David sang so long ago</text:span><text:span text:style-name="T25">. We </text:span><text:span text:style-name="T30">have gathered to seek You as our true reward.</text:span><text:span text:style-name="T25"> </text:span><text:span text:style-name="T30">We thank You </text:span><text:span text:style-name="T25">that Jesus, </text:span><text:span text:style-name="T30">came to redeem us and demonstrate Your great love and grace to us, who deserved only Your righteous and holy judgement.</text:span></text:p>
      <text:p text:style-name="P7"><text:span text:style-name="T19">We </text:span><text:span text:style-name="T30">thank You for Your Presence with us by the Holy Spirit and we pray that our gathering in worship today would be all to Your honour, as we remember Your wondrous works,</text:span></text:p>
      <text:p text:style-name="P8"><text:span text:style-name="T20">I</text:span><text:span text:style-name="T17">n </text:span><text:span text:style-name="T20">Jesus Mighty</text:span><text:span text:style-name="T17"> Name we pray</text:span><text:span text:style-name="T26">, Amen.</text:span></text:p>
      <text:p text:style-name="P8">[<text:span text:style-name="T28">Praise: By Faith We See the Hand of God</text:span>]</text:p>
      <text:p text:style-name="P15">Call to Worship (<text:span text:style-name="T28">1 Chron 16:8-</text:span><text:span text:style-name="T29">12</text:span>) / Opening prayer (John A)</text:p>
      <text:p text:style-name="Text_20_body">Praise: <text:span text:style-name="Emphasis">By Faith</text:span></text:p>
      <text:p text:style-name="Text_20_body">Bible Reading: 2 Corinthians 12:1-10 (Mar<text:span text:style-name="T28">J</text:span>o A)</text:p>
      <text:p text:style-name="Text_20_body">Mission Matters (Gaye M)</text:p>
      <text:p text:style-name="Text_20_body">Sunday School (Mook L)</text:p>
      <text:p text:style-name="Text_20_body">Praise: <text:span text:style-name="Emphasis">Every Step </text:span><text:span text:style-name="Emphasis"><text:span text:style-name="T29">(I can sing with my whole heart)</text:span></text:span></text:p>
      <text:p text:style-name="Text_20_body">Announcements (JA)</text:p>
      <text:p text:style-name="Text_20_body">Prayer for the church and the world (JA)</text:p>
      <text:p text:style-name="Text_20_body">Bible reading: 2 Kings 18 (Pam W)</text:p>
      <text:p text:style-name="Text_20_body">Praise: <text:span text:style-name="Emphasis">In Christ </text:span><text:span text:style-name="Emphasis"><text:span text:style-name="T31">A</text:span></text:span><text:span text:style-name="Emphasis">lone</text:span></text:p>
      <text:p text:style-name="Text_20_body">Sermon: “FACING THE GIANT IN FRONT OF US” (ML)</text:p>
      <text:p text:style-name="Text_20_body">Praise: <text:span text:style-name="Emphasis">He Will Hold Me Fast</text:span></text:p>
      <text:p text:style-name="Text_20_body">Benediction (ML)</text:p>
      <text:p text:style-name="Text_20_body"/>
      <text:p text:style-name="Text_20_body"><text:span text:style-name="Strong_20_Emphasis">Sermon Outline</text:span></text:p>
      <text:p text:style-name="Text_20_body">“FACING THE GIANT IN FRONT OF US”   (2 Kings 18)</text:p>
      <text:p text:style-name="Text_20_body">Introduction</text:p>
      <text:list xml:id="list3606037945" text:style-name="L3">
        <text:list-item>
          <text:p text:style-name="P16">Another David and Goliath</text:p>
        </text:list-item>
        <text:list-item>
          <text:p text:style-name="P16">Not all troubles are removed</text:p>
        </text:list-item>
        <text:list-item>
          <text:p text:style-name="P16">We can hobble and be stumped</text:p>
        </text:list-item>
        <text:list-item>
          <text:p text:style-name="P16">Let God be God</text:p>
        </text:list-item>
      </text:list>
      <text:p text:style-name="Text_20_body">Conclusio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Noto Sans', Ubuntu, 'Droid Sans', 'Helvetica Neue', 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OS_5f_Base" style:display-name="OOS_Base" style:family="paragraph" style:parent-style-name="Text_20_body">
      <loext:graphic-properties draw:fill-hatch-name="hatch"/>
      <style:paragraph-properties fo:margin-top="0.101cm" fo:margin-bottom="0.101cm" style:contextual-spacing="false" fo:line-height="200%"/>
      <style:text-properties fo:font-size="14pt" style:font-size-asian="14pt" style:font-size-complex="14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62dba"/>
    </style:style>
    <style:style style:name="MT2" style:family="text">
      <style:text-properties officeooo:rsid="003f303a"/>
    </style:style>
    <style:style style:name="MT3" style:family="text">
      <style:text-properties officeooo:rsid="00382517"/>
    </style:style>
    <style:style style:name="MT4"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9</text:span><text:span text:style-name="MT2">th</text:span> <text:span text:style-name="MT3">Ma</text:span><text:span text:style-name="MT1">y</text:span> 202<text:span text:style-name="MT4">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5-18T21:02:50.371382551</dc:date>
    <meta:editing-duration>PT4H59M2S</meta:editing-duration>
    <meta:editing-cycles>35</meta:editing-cycles>
    <meta:generator>LibreOffice/7.3.7.2$Linux_X86_64 LibreOffice_project/30$Build-2</meta:generator>
    <meta:print-date>2024-02-03T21:06:33.278074986</meta:print-date>
    <meta:document-statistic meta:table-count="0" meta:image-count="0" meta:object-count="0" meta:page-count="3" meta:paragraph-count="52" meta:word-count="407" meta:character-count="2173" meta:non-whitespace-character-count="1817"/>
  </office:meta>
</office:document-meta>
</file>